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5470a17" officeooo:paragraph-rsid="0548d87b"/>
    </style:style>
    <style:style style:name="P4" style:family="paragraph" style:parent-style-name="Heading_20_2">
      <style:text-properties officeooo:paragraph-rsid="052ed04f"/>
    </style:style>
    <style:style style:name="P5" style:family="paragraph" style:parent-style-name="Text_20_body">
      <style:paragraph-properties fo:line-height="100%"/>
      <style:text-properties officeooo:rsid="04af6545" officeooo:paragraph-rsid="04af6545"/>
    </style:style>
    <style:style style:name="P6" style:family="paragraph" style:parent-style-name="Text_20_body">
      <style:text-properties officeooo:rsid="05538a9d" officeooo:paragraph-rsid="05538a9d"/>
    </style:style>
    <style:style style:name="P7" style:family="paragraph" style:parent-style-name="Heading_20_1">
      <style:paragraph-properties fo:line-height="100%"/>
      <style:text-properties officeooo:rsid="04af6545" officeooo:paragraph-rsid="04af6545"/>
    </style:style>
    <style:style style:name="T1" style:family="text">
      <style:text-properties officeooo:rsid="05226f8d"/>
    </style:style>
    <style:style style:name="T2" style:family="text">
      <style:text-properties officeooo:rsid="0550dfd7"/>
    </style:style>
    <style:style style:name="T3" style:family="text">
      <style:text-properties officeooo:rsid="0552d90d"/>
    </style:style>
    <style:style style:name="T4" style:family="text">
      <style:text-properties officeooo:rsid="05538a9d"/>
    </style:style>
    <style:style style:name="T5" style:family="text">
      <style:text-properties officeooo:rsid="06c29e8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pan text:style-name="T1">מטלה</text:span> <text:span text:style-name="T3">5 - שיווי משקל, מכרז מחיר ראשון</text:span></text:h>
      <text:p text:style-name="P5">יש לענות על שאלה אחת לבחירתכם. הגשה בזוגות, עד תחילת ההרצאה הבאה.</text:p>
      <text:p text:style-name="P4">שאלה <text:span text:style-name="T2">1</text:span>: <text:span text:style-name="T4">משחקים ושיווי-משקל</text:span></text:p>
      <text:p text:style-name="P6">צפו בסרטון על משחק "כדורי הזהב", למשל <text:s/><text:span text:style-name="T5">https://youtu.be/p3Uos2fzIJ0</text:span> וענו:</text:p>
      <text:p text:style-name="P6">א. מהי טבלת התועלות של המשחק?</text:p>
      <text:p text:style-name="P6">ב. האם יש שיווי-משקל בפעולות שולטות, ואם כן, איזה?</text:p>
      <text:p text:style-name="P6">ג. מה הם כל שיוויי-משקל-נאש במשחק?</text:p>
      <text:p text:style-name="P6"/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4-08T14:02:55.024253117</dc:date>
    <meta:editing-duration>P10DT9H22M25S</meta:editing-duration>
    <meta:editing-cycles>1213</meta:editing-cycles>
    <meta:document-statistic meta:table-count="0" meta:image-count="0" meta:object-count="0" meta:page-count="1" meta:paragraph-count="9" meta:word-count="61" meta:character-count="335" meta:non-whitespace-character-count="282"/>
  </office:meta>
</office:document-meta>
</file>